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Interest calculation&gt;</text:p>
      <text:p text:style-name="Standard">LEVEL : User Goal</text:p>
      <text:p text:style-name="Standard">SCOPE : Qcity Bank</text:p>
      <text:p text:style-name="Standard">PRIMARY ACTOR : System</text:p>
      <text:p text:style-name="Standard">STAKEHOLDERS AND INTERESTS :</text:p>
      <text:p text:style-name="Standard">SYSTEM -&gt;Calculates Interest on customer's account balance</text:p>
      <text:p text:style-name="Standard">PRE-CONDITIONS :Customer must have an <text:s/>Account in Qcity bank</text:p>
      <text:p text:style-name="Standard"><text:s text:c="2"/><text:tab/><text:tab/><text:tab/>Customer must have balance applicable for interest calculation</text:p>
      <text:p text:style-name="Standard">SUCCESS GUARANTEE : Interest is calculated quarterly and added to his account balance</text:p>
      <text:p text:style-name="Standard">MAIN SUCCESS SCENARIO : </text:p>
      <text:p text:style-name="Standard">&lt;1&gt; System accesses customer's account and check the type of account from database</text:p>
      <text:p text:style-name="Standard">&lt;2&gt;depending on the type of account system applies interest calculation on the customer's account balance</text:p>
      <text:p text:style-name="Standard">&lt;3&gt; System adds the calculated Interest to the customer's account balance </text:p>
      <text:p text:style-name="Standard">&lt;4&gt; System updates customer account details and send mail to customer </text:p>
      <text:p text:style-name="Standard">EXTENTIONS:</text:p>
      <text:p text:style-name="Standard">4-&gt;sending mail failed</text:p>
      <text:p text:style-name="Standard">-&gt;retry step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5:23:38.86</dc:date>
    <meta:editing-duration>PT19M4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17" meta:word-count="118" meta:character-count="789"/>
  </office:meta>
</office:document-meta>
</file>